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style:font-size-asian="20pt" style:font-size-complex="20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paragraph-rsid="00126b28"/>
    </style:style>
    <style:style style:name="P4" style:family="paragraph" style:parent-style-name="Standard" style:list-style-name="L1">
      <style:text-properties fo:language="ru" fo:country="RU" officeooo:paragraph-rsid="00126b28"/>
    </style:style>
    <style:style style:name="P5" style:family="paragraph" style:parent-style-name="Standard" style:list-style-name="L1">
      <style:text-properties fo:language="ru" fo:country="RU" officeooo:paragraph-rsid="00144ea0"/>
    </style:style>
    <style:style style:name="P6" style:family="paragraph" style:parent-style-name="Standard" style:list-style-name="L2">
      <style:text-properties fo:language="ru" fo:country="RU" officeooo:paragraph-rsid="00126b28"/>
    </style:style>
    <style:style style:name="P7" style:family="paragraph" style:parent-style-name="Standard">
      <style:text-properties fo:language="ru" fo:country="RU" officeooo:paragraph-rsid="00144e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держка мобильности в IPv6</text:p>
      <text:p text:style-name="P2"/>
      <text:p text:style-name="P2"><text:tab/>Новой возможностью IPv6 является заложенная целенаправленная поддержка</text:p>
      <text:p text:style-name="P2">адресации мобильных станций (RFC 6275) (мобильными как правило являются</text:p>
      <text:p text:style-name="P2">хосты).</text:p>
      <text:p text:style-name="P2"><text:tab/>Структура мобильной IPv6-системы состоит из нескольких компонентов.</text:p>
      <text:p text:style-name="P2"><text:tab/>Мобильный хост изначально «приписан» к своему домашнему линку (home link).</text:p>
      <text:p text:style-name="P2"><text:tab/>В домашнем линке мобильному хосту, как правило автоматически, назначается</text:p>
      <text:p text:style-name="P2">домашний адрес (home address). В домашнем линке определен домашний префикс</text:p>
      <text:p text:style-name="P2">подсети (home subnet prefix). Любой доступный линк, в который мобильный хост может</text:p>
      <text:p text:style-name="P2">быть перемещен из домашнего, является для этого хоста чужим линком (foreign link).</text:p>
      <text:p text:style-name="P2"><text:tab/>В чужом линке мобильному хосту также назначается адрес -- дорожный адрес (care-of</text:p>
      <text:p text:style-name="P2">address). В чужом линке определен чужой префикс подсети (foreign subnet prefix). Если</text:p>
      <text:p text:style-name="P2">мобильный хост находится в чужом линке, то он регистрируется у своего домашнего</text:p>
      <text:p text:style-name="P2">агента (home agent) (маршрутизатор в домашнем линке), который затем перенаправляет трафик с домашнего адреса на дорожный адрес через специально создаваемый туннель. Таким образом, мобильный хост всегда доступен по домашнему адресу, вне зависимости от места фактического подключения.</text:p>
      <text:p text:style-name="P2"><text:tab/>Мобильный хост может взаимодействовать с любым хостом (в том числе</text:p>
      <text:p text:style-name="P2">мобильным) либо маршрутизатором -- станцией-корреспондентом (correspondent</text:p>
      <text:p text:style-name="P2">node). Причем может зарегистрироваться напрямую у станции- корреспондента, если</text:p>
      <text:p text:style-name="P2">та поддерживает мобильность.</text:p>
      <text:p text:style-name="P2"><text:tab/>Домашние агенты и станции-корреспонденты хранят регистрационные данные</text:p>
      <text:p text:style-name="P2">в виде специального кэша привязки (binding cache). Строки кэша привязки содержат</text:p>
      <text:p text:style-name="P2">соответствия между домашними и дорожными адресами и сопутствующие данные.</text:p>
      <text:p text:style-name="P2">Мобильные хосты, со своей стороны, «ведут» списки привязки (binding update</text:p>
      <text:p text:style-name="P2">list).</text:p>
      <text:p text:style-name="P2"><text:tab/>В домашнем линке могут находиться сразу несколько домашних агентов</text:p>
      <text:p text:style-name="P2">(имеют приоритеты), поэтому каждый из них должен «вести» список домашних агентов</text:p>
      <text:p text:style-name="P2">(home agent list).</text:p>
      <text:p text:style-name="P2"><text:tab/>Поддержка мобильности реализуется посредством следующих составляющих:</text:p>
      <text:p text:style-name="P2"><text:tab/>1. Специальный заголовок Mobility header -- заголовок для обеспечения мобильности. Этот заголовок используется для пересылки восьми типов mobility- сообщений:</text:p>
      <text:list xml:id="list2657355552" text:style-name="L1">
        <text:list-item>
          <text:p text:style-name="P4">Home Test Init</text:p>
        </text:list-item>
        <text:list-item>
          <text:p text:style-name="P4">Home Test</text:p>
        </text:list-item>
        <text:list-item>
          <text:p text:style-name="P4">Care-of Test Init</text:p>
        </text:list-item>
        <text:list-item>
          <text:p text:style-name="P4">Care-of Test</text:p>
        </text:list-item>
        <text:list-item>
          <text:p text:style-name="P4">Binding Update</text:p>
        </text:list-item>
        <text:list-item>
          <text:p text:style-name="P5">Binding Acknowledgement</text:p>
        </text:list-item>
        <text:list-item>
          <text:p text:style-name="P5">Binding Refresh Request</text:p>
        </text:list-item>
        <text:list-item>
          <text:p text:style-name="P5">Binding Error.</text:p>
          <text:p text:style-name="P5">Все mobility-сообщения обеспечивают привязку мобильного хоста.</text:p>
        </text:list-item>
      </text:list>
      <text:p text:style-name="P7">Mobility-сообщения могут включать в себя различные mobility-опции.</text:p>
      <text:p text:style-name="P7"><text:tab/>2. Дополнительная опция для пересылки с помощью заголовка предназначенных станции назначения опций: Home Address. С помощью этой опции мобильный хост указывает свой домашний адрес.</text:p>
      <text:p text:style-name="P2"><text:tab/>3. Специальный тип маршрутизационного заголовка (тип 2, маршрутизационный</text:p>
      <text:p text:style-name="P2">заголовок имеет несколько типов). Используется для пересылки пакета от</text:p>
      <text:p text:style-name="P2">станции-корреспондента напрямую к мобильной станции и содержит домашний</text:p>
      <text:p text:style-name="P2">адрес.</text:p>
      <text:p text:style-name="P3"><text:tab/>4. Четыре вида ICMPv6-сообщений:</text:p>
      <text:list xml:id="list2954337434" text:style-name="L2">
        <text:list-item>
          <text:p text:style-name="P6">Home Agent Address Discovery Request,</text:p>
        </text:list-item>
        <text:list-item>
          <text:p text:style-name="P6"><text:soft-page-break/>Home Agent Address Discovery Reply</text:p>
        </text:list-item>
        <text:list-item>
          <text:p text:style-name="P6">Mobile Prefix Solicitation</text:p>
        </text:list-item>
        <text:list-item>
          <text:p text:style-name="P6">Mobile Prefix</text:p>
        </text:list-item>
      </text:list>
      <text:p text:style-name="P2"><text:tab/>Advertisement (кодируют как типы 144 -- 147). Используются при взаимодействии</text:p>
      <text:p text:style-name="P2">мобильного хоста и домашнего агента.</text:p>
      <text:p text:style-name="P2">5. Дополнения ND.</text:p>
      <text:p text:style-name="P2"><text:tab/>Еще один флаг в RA: H (Home Agent) -- данный маршрутизатор является</text:p>
      <text:p text:style-name="P2">домашним агентом. Уменьшены нижние граничные значения MaxRtrAdvInterval и MinRtrAdvInterval -- при мобильности частота RAs должна быть более высокой.</text:p>
      <text:p text:style-name="P2">Еще один флаг в ND-опции Prefix Information: R (Router Address) -- данная ND-опция содержит полный адрес маршрутизатора (все 128 битов).Еще две ND-опции: Advertisement Interval -- максимальный интервал времени между RAs (MaxRtrAdvInterval), и Home Agent Information -- информация о домашнем агент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24:21.064946646</meta:creation-date>
    <dc:date>2023-05-15T11:26:45.217268458</dc:date>
    <meta:editing-duration>PT6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469" meta:character-count="3564" meta:non-whitespace-character-count="3147"/>
  </office:meta>
</office:document-meta>
</file>